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T1" style:family="text">
      <style:text-properties style:font-name="Ubuntu Mono1" fo:font-size="22pt" style:font-size-asian="22pt" style:font-size-complex="22pt"/>
    </style:style>
    <style:style style:name="T2" style:family="text">
      <style:text-properties style:font-name="Ubuntu Mono1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2. Semantic Analysis</text:p>
          </draw:text-box>
        </draw:frame>
        <draw:frame presentation:style-name="pr2" draw:layer="layout" svg:width="25.199cm" svg:height="12.179cm" svg:x="1.4cm" svg:y="4.914cm" presentation:class="subtitle">
          <draw:text-box>
            <text:p>Kelley van Evert</text:p>
            <text:p>s4046854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ot comple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Far from! <text:s/>D: D: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plb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plb = “Simply C, yeah kind of boring...”</text:p>
                <text:list>
                  <text:list-item>
                    <text:p>i.e.</text:p>
                    <text:list>
                      <text:list-item>
                        <text:p>first-order functions at the toplevel</text:p>
                      </text:list-item>
                      <text:list-item>
                        <text:p>lexical scope, by block (function body, if, while, { ... })</text:p>
                      </text:list-item>
                      <text:list-item>
                        <text:p>follow the standard C-like stack discipline</text:p>
                      </text:list-item>
                      <text:list-item>
                        <text:p>Basic/composite types? Don't care yet ;)</text:p>
                      </text:list-item>
                    </text:list>
                  </text:list-item>
                  <text:list-item>
                    <text:p>changed grammar/parser accordingly</text:p>
                  </text:list-item>
                </text:list>
                <text:p/>
              </text:list-item>
              <text:list-item>
                <text:p>A stepping stone, actually I want to do the language thing</text:p>
                <text:list>
                  <text:list-item>
                    <text:p>write the compiler in the language itself</text:p>
                  </text:list-item>
                  <text:list-item>
                    <text:p>Spla = “Simple yet awesome!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ype Check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indley Milner (Algorithm W)</text:p>
                <text:list>
                  <text:list-item>
                    <text:p>Completed for expressions</text:p>
                  </text:list-item>
                </text:list>
                <text:p/>
              </text:list-item>
              <text:list-item>
                <text:p>Check:</text:p>
                <text:list>
                  <text:list-item>
                    <text:p>Function and variable declarations</text:p>
                    <text:list>
                      <text:list-item>
                        <text:p>are first-order OK?</text:p>
                      </text:list-item>
                    </text:list>
                  </text:list-item>
                  <text:list-item>
                    <text:p>Function/operator application</text:p>
                    <text:list>
                      <text:list-item>
                        <text:p>happens in expression typing (completed)</text:p>
                      </text:list-item>
                    </text:list>
                  </text:list-item>
                  <text:list-item>
                    <text:p>Variable assignment</text:p>
                  </text:list-item>
                  <text:list-item>
                    <text:p>Return state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agmatic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ncompassing type checking in state monads</text:p>
                <text:list>
                  <text:list-item>
                    <text:p>for fresh type variables</text:p>
                  </text:list-item>
                  <text:list-item>
                    <text:p>for stepwise gathering unification goals</text:p>
                    <text:list>
                      <text:list-item>
                        <text:p>general recursion requires circular references</text:p>
                      </text:list-item>
                    </text:list>
                    <text:p><text:span text:style-name="T1"/></text:p>
                    <text:p><text:span text:style-name="T2">inferExprType :: Env → <text:s text:c="7"/>Expr → State Int (Type, Subst)</text:span></text:p>
                    <text:p><text:span text:style-name="T2">assignOK <text:s text:c="5"/>:: Env → <text:s text:c="7"/>Stmt → State Int Subst</text:span></text:p>
                    <text:p><text:span text:style-name="T2">returnOK <text:s text:c="5"/>:: Env → Type → Stmt → State Int Subs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(Questions)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11T12:56:51.261298503</meta:creation-date>
    <meta:generator>LibreOffice/4.1.3.2$Linux_X86_64 LibreOffice_project/410m0$Build-2</meta:generator>
    <dc:date>2014-04-15T16:25:05.132372295</dc:date>
    <meta:editing-duration>PT46M2S</meta:editing-duration>
    <meta:editing-cycles>140</meta:editing-cycles>
    <meta:document-statistic meta:object-count="44"/>
  </office:meta>
</office:document-meta>
</file>